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size="10.5pt" style:font-size-asian="10.5pt" style:font-size-complex="10.5pt"/>
    </style:style>
    <style:style style:name="P12" style:family="paragraph" style:parent-style-name="Heading_20_1">
      <style:paragraph-properties fo:break-before="page"/>
    </style:style>
    <style:style style:name="P13" style:family="paragraph" style:parent-style-name="Heading_20_4">
      <style:text-properties style:font-name="Arial"/>
    </style:style>
    <style:style style:name="P14" style:family="paragraph" style:parent-style-name="Code">
      <style:text-properties style:font-name="Courier New" fo:font-size="10.5pt" style:font-size-asian="10.5pt" style:font-size-complex="10.5pt"/>
    </style:style>
    <style:style style:name="P15" style:family="paragraph" style:parent-style-name="Text_20_body">
      <style:text-properties style:font-name="Courier New" fo:font-size="10.5pt" style:font-size-asian="10.5pt" style:font-size-complex="10.5pt"/>
    </style:style>
    <style:style style:name="P16" style:family="paragraph" style:parent-style-name="Standard" style:master-pag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17" style:family="paragraph" style:parent-style-name="Standard" style:list-style-name="L1"/>
    <style:style style:name="P18" style:family="paragraph" style:parent-style-name="Standard" style:list-style-name="L1"/>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1"/>
    <style:style style:name="P22" style:family="paragraph" style:parent-style-name="Standard" style:list-style-name="L3"/>
    <style:style style:name="P23" style:family="paragraph" style:parent-style-name="Standard" style:list-style-name="L3"/>
    <style:style style:name="P24" style:family="paragraph" style:parent-style-name="Standard" style:list-style-name="L5"/>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6"/>
    <style:style style:name="P28" style:family="paragraph" style:parent-style-name="Standard">
      <style:text-properties style:font-name="Courier New" fo:font-size="10.5pt" style:font-size-asian="10.5pt" style:font-size-complex="10.5pt"/>
    </style:style>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9pt" style:font-size-asian="9pt" style:font-size-complex="9pt"/>
    </style:style>
    <style:style style:name="T8" style:family="text">
      <style:text-properties style:font-name="Courier New" fo:font-size="10.5pt" style:font-size-asian="10.5pt" style:font-size-complex="10.5pt"/>
    </style:style>
    <style:style style:name="T9" style:family="text">
      <style:text-properties style:font-name="Courier New" fo:font-size="10.5pt" fo:font-weight="normal" style:font-size-asian="10.5pt" style:font-weight-asian="normal" style:font-size-complex="10.5pt" style:font-weight-complex="normal"/>
    </style:style>
    <style:style style:name="T10" style:family="text">
      <style:text-properties style:font-name="Courier New" style:font-size-asian="10.5pt" style:font-size-complex="10.5pt"/>
    </style:style>
    <style:style style:name="T11" style:family="text">
      <style:text-properties fo:font-style="italic" style:font-style-asian="italic" style:font-style-complex="italic"/>
    </style:style>
    <style:style style:name="T12" style:family="text">
      <style:text-properties fo:color="#cc0000" style:font-name="Verdana1" fo:font-size="10pt" style:font-size-asian="10pt" style:font-size-complex="10pt"/>
    </style:style>
    <style:style style:name="T13" style:family="text">
      <style:text-properties style:font-size-asian="10.5pt" style:font-size-complex="10.5pt"/>
    </style:style>
    <style:style style:name="T14" style:family="text">
      <style:text-properties style:font-name="Arial"/>
    </style:style>
    <style:style style:name="T15" style:family="text">
      <style:text-properties style:font-name="Arial" fo:font-size="11pt" style:font-size-asian="11pt" style:font-size-complex="11pt"/>
    </style:style>
    <style:style style:name="T16" style:family="text">
      <style:text-properties style:font-name="Arial" fo:font-size="11pt" fo:font-style="italic" style:font-size-asian="11pt" style:font-style-asian="italic" style:font-size-complex="11pt" style:font-style-complex="italic"/>
    </style:style>
    <style:style style:name="T17" style:family="text">
      <style:text-properties fo:font-size="10.5pt" style:font-size-asian="10.5pt" style:font-size-complex="10.5pt"/>
    </style:style>
    <style:style style:name="T18" style:family="text">
      <style:text-properties fo:font-size="10.5pt" fo:font-weight="normal" style:font-size-asian="10.5pt" style:font-weight-asian="normal" style:font-size-complex="10.5pt" style:font-weight-complex="normal"/>
    </style:style>
    <style:style style:name="T19" style:family="text">
      <style:text-properties style:font-name="Verdana1"/>
    </style:style>
    <style:style style:name="T20" style:family="text">
      <style:text-properties fo:font-style="normal" style:font-style-asian="normal" style:font-style-complex="normal"/>
    </style:style>
    <style:style style:name="T21" style:family="text">
      <style:text-properties style:font-name="Courier New2"/>
    </style:style>
    <style:style style:name="T22" style:family="text">
      <style:text-properties style:font-name="Courier New2" fo:font-size="10.5pt"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Daniele Romagnoli</text:p>
      <text:p text:style-name="P4">Dott. Ing. Simone Giannecchini</text:p>
      <text:p text:style-name="P5"/>
      <text:p text:style-name="P5"/>
      <text:h text:style-name="Heading_20_1" text:outline-level="1"/>
      <text:h text:style-name="P12"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 </text:p>
      <text:p text:style-name="Standard">Finally, be sure to properly set a <text:span text:style-name="Code">JAVA_HOME</text:span> environment variable referring to the location of the JDK (As an instance, <text:span text:style-name="Code">C:\ProgramFiles\Java\jdk.1.5.0_12</text:span>)<text:line-break/></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line-break/></text:p>
      <text:h text:style-name="Heading_20_3" text:outline-level="3">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line-break/><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17">Kakadu (v. 5.2.6)</text:p>
        </text:list-item>
        <text:list-item>
          <text:p text:style-name="P17">MrSID (v 6.0.7)</text:p>
        </text:list-item>
        <text:list-item>
          <text:p text:style-name="P17">ECW (v 3.3)</text:p>
        </text:list-item>
      </text:list>
      <text:list text:style-name="L2">
        <text:list-item>
          <text:p text:style-name="P20">HDF4 (v. 4.2r1)</text:p>
        </text:list-item>
      </text:list>
      <text:list text:style-name="L1">
        <text:list-header>
          <text:p text:style-name="P17"/>
        </text:list-header>
      </text:list>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7">coresys_2003.sln</text:span> solution file.</text:p></text:note-body></text:note> of kakadu coresys (located in <text:span text:style-name="Code">kakadu\VERSION\coresys</text:span>) and change the solution properties (right click on the solution -&gt; Properties). Select <text:span text:style-name="T11">“Configuration Properties”</text:span> and switch the <text:span text:style-name="T11">Configuration</text:span> value from “<text:span text:style-name="T11">Debug</text:span>” to “<text:span text:style-name="T11">Release</text:span>”.</text:p>
      <text:p text:style-name="Standard"><draw:frame draw:style-name="fr2" draw:name="graphics4" text:anchor-type="paragraph" svg:width="5.906cm" svg:height="6.211cm" draw:z-index="34"><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1">Download” -&gt; “Software Development Kits” -&gt; “Download SDK's”</text:span>. Select the proper version of SDK to be downloaded (select the <text:span text:style-name="Strong_20_Emphasis"><text:span text:style-name="T12">GeoExpress SDK for Windows - VC7.1</text:span></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text:span text:style-name="T11">“products &amp; downloads” -&gt; “Image Compression SDK” </text:span>from the <text:span text:style-name="T11">Desktop</text:span> section. Download the <text:span text:style-name="T11">Image Compression SDK Source Code 3.3</text:span> file and extract this somewhere on your hard disk, as an instance on <text:span text:style-name="Code">C:\ExternalLibraries\libecwj2-3.3</text:span>. </text:p>
      <text:p text:style-name="Standard">Be sure you have <text:span text:style-name="T11">Microsoft Windows® Server 2003 R2 Platform SDK installed</text:span>. If not yet installed, download it from this location: <text:a xlink:type="simple" xlink:href="http://www.microsoft.com/downloads/details.aspx?FamilyID=484269e2-3b89-47e3-8eb7-1f2be6d7123a&amp;DisplayLang=en"><text:span text:style-name="T8">http://www.microsoft.com/downloads/details.aspx?FamilyID=484269e2-3b89-47e3-8eb7-1f2be6d7123a&amp;DisplayLang=en</text:span></text:a></text:p>
      <text:p text:style-name="Standard">Then, open the ready-to-use <text:span text:style-name="T8">libecwj2_win32_net_shared.vcproj</text:span> Visual Studio Project available in <text:span text:style-name="T8">C:\</text:span><text:span text:style-name="Code"><text:span text:style-name="T13">ExternalLibraries</text:span></text:span><text:span text:style-name="T8">\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3"><draw:image xlink:href="Pictures/10000000000001F0000000895067B4B9.jpg" xlink:type="simple" xlink:show="embed" xlink:actuate="onLoad"/></draw:frame></text:p>
      <text:p text:style-name="Standard">Select <text:span text:style-name="T11">“Configuration Properties”</text:span> and switch the <text:span text:style-name="T11">Configuration</text:span> value from “<text:span text:style-name="T11">Debug</text:span>” to “<text:span text:style-name="T11">Release</text:span>”.</text:p>
      <text:p text:style-name="Standard">Finally, select the libecwj2 project in your solution explorer and change its properties as follow:</text:p>
      <text:p text:style-name="Standard"><text:span text:style-name="T11">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8">“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8">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8">release</text:span> subfolder and create a <text:span text:style-name="T8">libpath</text:span> folder where you need to copy 4 <text:span text:style-name="T8">*.lib</text:span> files contained in <text:span text:style-name="T8">release\lib</text:span> and <text:span text:style-name="T8">release\dll</text:span> subfolders. They are: <text:s/><text:span text:style-name="T8">hd421.lib, hd421m.lib, hm421.lib, hm421m.lib</text:span></text:p>
      <text:p text:style-name="Standard"><text:span text:style-name="Code"><text:span text:style-name="T15">This could seem a strange workaround but it avoids errors when building GDAL against HDF4. </text:span></text:span></text:p>
      <text:p text:style-name="Standard"><text:span text:style-name="Code"><text:span text:style-name="T15">It is finally worth to point out that HDF4 leverages on some external libs: JPEG, ZLIB, SZIP. Be sure you have them. </text:span></text:span><text:a xlink:type="simple" xlink:href="http://hdf.ncsa.uiuc.edu/release4/obtain.html"><text:span text:style-name="Code"><text:span text:style-name="T8">http://hdf.ncsa.uiuc.edu/release4/obtain.html</text:span></text:span></text:a><text:span text:style-name="Code"><text:span text:style-name="T14"> </text:span></text:span><text:span text:style-name="Code"><text:span text:style-name="T15">also contains 3 links to download the required libraries: From the </text:span></text:span><text:span text:style-name="Code"><text:span text:style-name="T16">External Software</text:span></text:span><text:span text:style-name="Code"><text:span text:style-name="T15"> section -&gt; </text:span></text:span><text:span text:style-name="Code"><text:span text:style-name="T16">External Libraries used by HDF, f</text:span></text:span><text:span text:style-name="Code"><text:span text:style-name="T15">or each library, you need to select the “</text:span></text:span><text:span text:style-name="Code"><text:span text:style-name="T16">Pre-Compiled Binaries</text:span></text:span><text:span text:style-name="Code"><text:span text:style-name="T15">” link and select the Windows version.</text:span></text:span></text:p>
      <text:h text:style-name="Heading_20_6" text:outline-level="6"/>
      <text:h text:style-name="P13" text:outline-level="4">3.7.2 – GDAL Configuration</text:h>
      <text:p text:style-name="Standard">Firstly, you need to download GDAL 1.4.2 from OSGeo SVN. </text:p>
      <text:p text:style-name="Standard">You may use Tortoise SVN (available at: <text:a xlink:type="simple" xlink:href="http://tortoisesvn.net/downloads"><text:span text:style-name="T8">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1">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22">Kakadu support: Multithreading added; More Kakadu options supported. Makefile modified</text:p>
        </text:list-item>
        <text:list-item>
          <text:p text:style-name="P22">Java bindings: improved data access (read Dataset at once instead of <text:s/>read RasterBands at once; PixelSpace, LineSpace and BandSpace parameters now are allowed)</text:p>
        </text:list-item>
      </text:list>
      <text:p text:style-name="Standard">To apply the patch, supposing you already downloaded Tortoise SVN, you need to select the <text:span text:style-name="T8">GDAL</text:span> folder on your hard-disk, then, from the contextual menu, select <text:span text:style-name="T11">TortoiseSVN -&gt;Apply patch...</text:span> At this point, you need to specify the previously downloaded <text:span text:style-name="T8">1.4.2GDAL.patch</text:span> file and apply.</text:p>
      <text:p text:style-name="Standard"/>
      <text:p text:style-name="Standard">Finally, you need to modify your <text:span text:style-name="Code"><text:span text:style-name="T6">GDAL\NMAKE.opt</text:span></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6">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6">NMAKE.OPT</text:span></text:span> and look for the following line:</text:p>
      <text:p text:style-name="Code"># Any extra libraries needed on this platform?</text:p>
      <text:p text:style-name="Standard">Then, edit the <text:span text:style-name="Code"><text:span text:style-name="T6">ADD_LIBS</text:span></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Code"><text:span text:style-name="T6">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17">MRSID_LIB = $(MRSID_DIR)\lib\Release_md\lti_dsdk_dll.lib advapi32.lib user32.lib</text:span></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E:\work\libecwj2-3.3</text:span></text:p>
      <text:p text:style-name="Standard"><text:span text:style-name="Code"><text:span text:style-name="T17">ECWLIB <text:s/>= <text:s/>$(ECWDIR)\lib\libecwj2.lib</text:span></text:span></text:p>
      <text:p text:style-name="Standard"/>
      <text:h text:style-name="Heading_20_6" text:outline-level="6">3<text:bookmark-start text:name="DDE_LINK1111111111"/>.7.2.4 – <text:bookmark-end text:name="DDE_LINK1111111111"/>ECW configuration option </text:h>
      <text:p text:style-name="Standard">Find the HDF4 Setting properties by looking for the following line:</text:p>
      <text:p text:style-name="P14"># Uncomment the following and update to enable NCSA HDF Release 4 support.</text:p>
      <text:p text:style-name="P9"><text:span text:style-name="T15">Supposing your HDF4 library has been placed in </text:span><text:span text:style-name="Code"><text:span text:style-name="T8">C:\ExternalLibraries\HDF4</text:span></text:span><text:span text:style-name="T15">, edit the next 2 lines, like this:</text:span></text:p>
      <text:p text:style-name="P15">HDF4_DIR =<text:tab/>c:\ExternalLibraries\HDF4\release</text:p>
      <text:p text:style-name="P15"><text:span text:style-name="Code"><text:span text:style-name="T17">HDF4_LIB =<text:tab/>/LIBPATH:$(HDF4_DIR)\libpath</text:span></text:span></text:p>
      <text:p text:style-name="Standard"/>
      <text:h text:style-name="Heading_20_4" text:outline-level="4">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8">.</text:span></text:p>
      <text:p text:style-name="Standard"/>
      <text:h text:style-name="Heading_20_4" text:outline-level="4">3.7.4 – Generating JAVA Bindings</text:h>
      <text:h text:style-name="Heading_20_6" text:outline-level="6">3.7.4.1 - Variable settings</text:h>
      <text:p text:style-name="Text_20_body">Be sure your <text:span text:style-name="Code"><text:span text:style-name="T6">GDAL\NMAKE.opt</text:span></text:span> has the <text:span text:style-name="Code">SWIG</text:span> variable, properly set. Check this variable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8">JAVA_HOME</text:span> and <text:span text:style-name="T8">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p text:style-name="Text_20_body"/>
      <text:h text:style-name="P13" text:outline-level="4">3.7.5 – Final Settings</text:h>
      <text:p text:style-name="Text_20_body">At this point, you should have:</text:p>
      <text:list text:style-name="L4">
        <text:list-item>
          <text:p text:style-name="P29">some external DLLs (for Kakadu, ECW, MrSID<text:span text:style-name="Code">, </text:span><text:span text:style-name="Code"><text:span text:style-name="T15">HDF4</text:span></text:span>)</text:p>
        </text:list-item>
        <text:list-item>
          <text:p text:style-name="P29">a GDAL DLL (<text:span text:style-name="Code">gdal14.dll</text:span>)</text:p>
        </text:list-item>
        <text:list-item>
          <text:p text:style-name="P29">4 JNI DLL (<text:span text:style-name="Code">gdalconstjni.dll, gdaljni.dll, ogrjni.dll, osrjni.dll</text:span>)</text:p>
        </text:list-item>
        <text:list-item>
          <text:p text:style-name="P29">a jar file (<text:span text:style-name="Code">gdal.jar</text:span>) </text:p>
        </text:list-item>
      </text:list>
      <text:p text:style-name="Text_20_body">You need to place all these DLLs in the folder where your application will look for libraries. A typical location where to place them should be your <text:span text:style-name="Code">JAVA_HOME/BIN</text:span> folder.</text:p>
      <text:p text:style-name="Text_20_body"><text:line-break/></text:p>
      <text:h text:style-name="Heading_20_3" text:outline-level="3">3.8 – ImageI/O-EXT Project</text:h>
      <text:p text:style-name="Standard">You need to download the <text:span text:style-name="T3">imageio-ext</text:span> project from Java.net SVN. To do this, you need to create a <text:span text:style-name="T6">imageio-ext</text:span> folder and use Tortoise SVN as explained in section 3.7.1.</text:p>
      <text:p text:style-name="Standard">The URL of repository for the <text:span text:style-name="T11">SVN Checkout</text:span> command is <text:a xlink:type="simple" xlink:href="https://imageio-ext.dev.java.net/svn/imageio-ext/trunk"><text:span text:style-name="Code">https://imageio-ext.dev.java.net/svn/imageio-ext/trunk</text:span></text:a></text:p>
      <text:p text:style-name="Standard"><text:line-break/><text:line-break/>After doing this, you need to install the ITTJP2KProfileSchema.jar in your maven repository.<text:line-break/>From <text:span text:style-name="Code">imageio-ext\trunk\plugin\jp2kakadu\profiles</text:span>, run: <text:line-break/><text:span text:style-name="Code">mvn install:install-file -DgroupId=it.geosolutions.jp2 -DartifactId=ITTJP2EncodingProfileSchema -Dversion=1.0-SNAPSHOT -Dpackaging=jar -Dfile=ITTJP2KProfileSchema.jar</text:span><text:line-break/></text:p>
      <text:p text:style-name="Standard">Then, enter in <text:span text:style-name="Code">imageio-ext\trunk\</text:span> and run: <text:line-break/><text:span text:style-name="Code">mvn install -Pwindows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3.8.1 – ECLIPSE settings</text:h>
      <text:p text:style-name="Standard"><text:span text:style-name="T17">First of all, you may download Eclipse from this site: </text:span><text:a xlink:type="simple" xlink:href="http://www.eclipse.org/downloads/"><text:span text:style-name="Code"><text:span text:style-name="T17">http://www.eclipse.org/downloads/</text:span></text:span></text:a></text:p>
      <text:p text:style-name="P11">From the “<text:span text:style-name="T11">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7">Alternatively, if you are interested in a single plugin, you may enter in the proper subfolder, as an instance, </text:span><text:span text:style-name="Code"><text:span text:style-name="T17">imageio-ext\trunk\plugin\jp2kak </text:span></text:span><text:span text:style-name="T17">and run the same command.</text:span></text:p>
      <text:p text:style-name="P11"/>
      <text:p text:style-name="Standard"><text:span text:style-name="T17">A</text:span>t this point, you should be ready to run eclipse and import the just produced projects from eclipse as follow. From the Eclipse <text:span text:style-name="T11">File</text:span> menu:<text:line-break/><text:span text:style-name="T11">File-&gt;“Import</text:span><text:span text:style-name="T11">”</text:span><text:span text:style-name="T11">-&gt;“General</text:span><text:span text:style-name="T11">”</text:span><text:span text:style-name="T11">-&gt;“Existings Projects into Workspace</text:span><text:span text:style-name="T11">”</text:span><text:span text:style-name="T11">-&gt;</text:span> and select the root directory where you previously downloaded the whole ImageI/O-Ext project. </text:p>
      <text:p text:style-name="Standard">When ready, the “<text:span text:style-name="T11">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1">M2_REPO</text:span> variable as explained here below: <text:line-break/>Open the properties of one of your just imported projects and select “<text:span text:style-name="T11">Java Build Path</text:span>” entry in the left column. Then go to the “<text:span text:style-name="T11">Libraries</text:span>” Tab and check if your <text:span text:style-name="T19">M2_REPO</text:span> variable has been defined.<text:line-break/>To define it, click on “<text:span text:style-name="T11">Add Variable”-&gt;“Configure Variables...”-&gt;“New...” </text:span><text:span text:style-name="T20">Set </text:span>“<text:span text:style-name="T19">M2_REPO</text:span>” as Name and a proper location as Path... usually, the maven repo is located on <text:span text:style-name="Code">/root/m2/repository</text:span>. <text:line-break/><text:line-break/>Select a test class from src/test/java of a plugin project and select <text:span text:style-name="T11">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1">Run As -&gt; Run...</text:span> . Then go in the <text:span text:style-name="T11">Arguments</text:span> TAB and add the following line in the “<text:span text:style-name="T11">VM arguments:</text:span>” box:</text:p>
      <text:p text:style-name="P9">-Dorg.geotools.test.interactive=true</text:p>
      <text:p text:style-name="P9"/>
      <text:h text:style-name="P12" text:outline-level="1">4 – LINUX instructions</text:h>
      <text:p text:style-name="Standard">The following instructions have been tested on Linux Fedora Core 5 distribution.</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Code"><text:span text:style-name="T6">/usr/java</text:span></text:span>, go in<text:span text:style-name="T6"> </text:span><text:span text:style-name="Code"><text:span text:style-name="T21">/usr/java</text:span></text:span> and run: <text:span text:style-name="Code"><text:span text:style-name="T6">./jdk-1_5_0_12-linux-i586.bin</text:span></text:span><text:line-break/><text:line-break/>Usually, Fedora Core 5 distribution comes with a OLD java version (as an instance, 1.4.2). Now, you should change the symbolic links on your <text:span text:style-name="Code">etc/alternatives.</text:span><text:line-break/>from <text:span text:style-name="Code">etc/alternatives</text:span> run: <text:line-break/><text:span text:style-name="Code">rm java<text:line-break/>rm jre<text:line-break/>ln -s /usr/java/jdk1.5.0_12/bin/java /etc/alternatives/java<text:line-break/>ln -s /usr/java/jdk1.5.0_12/jre /etc/alternatives/jre </text:span><text:line-break/></text:p>
      <text:h text:style-name="Heading_20_3" text:outline-level="3">4.2 – ANT</text:h>
      <text:p text:style-name="Standard">Apache ANT is another needed tool. You can download it from: <text:a xlink:type="simple" xlink:href="http://ant.apache.org/" office:target-frame-name="_blank" xlink:show="new"><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export ANT_HOME=/usr/local/apache-ant-1.7.0/</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 office:target-frame-name="_blank" xlink:show="new"><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8">yum update swig</text:span> <text:line-break/></text:p>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24">Kakadu (v. 5.2.6)</text:p>
        </text:list-item>
        <text:list-item>
          <text:p text:style-name="P24">MrSID (v 6.0.7)</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8">coresys/make</text:span> and modify the <text:span text:style-name="T8">Makefile-Linux-x86-gcc</text:span> file as follow:</text:p>
      <text:p text:style-name="Text_20_body">Enable the static build by setting <text:span text:style-name="T6">KDU_GLIBS = -static -static-libgcc</text:span></text:p>
      <text:p text:style-name="Text_20_body">Then run make: <text:span text:style-name="T6">make -f Makefile-Linux-x86-gcc</text:span> </text:p>
      <text:p text:style-name="Text_20_body">This will generate libs in <text:span text:style-name="T8">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6">apps/make</text:span> and modify the <text:span text:style-name="T6">Makefile-Linux-x86-gcc</text:span> file as follow:</text:p>
      <text:p text:style-name="Text_20_body">Enable the static build by setting <text:span text:style-name="T6">KDU_GLIBS = -static -static-libgcc</text:span></text:p>
      <text:p text:style-name="Text_20_body">Set <text:span text:style-name="Code">LIB_SRC</text:span> as follow: <text:span text:style-name="T6">LIB_SRC=$(LIB_DIR)/libkdu.a</text:span></text:p>
      <text:p text:style-name="Text_20_body">Then, run make: <text:span text:style-name="T8">make -f Makefile-Linux-x86-gcc </text:span></text:p>
      <text:p text:style-name="Text_20_body">Finally, run <text:span text:style-name="T8">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1">“Download” -&gt; “Software Development Kits” -&gt; “Download SDK's</text:span>”. Select the proper version of SDK to be downloaded (select the <text:span text:style-name="Strong_20_Emphasis"><text:span text:style-name="T12">GeoExpress SDK for Linux (x86) - gcc 3.4</text:span></text:span>) </text:p>
      <text:p text:style-name="Standard"/>
      <text:h text:style-name="P13" text:outline-level="4">4.7.2 – GDAL Configuration</text:h>
      <text:p text:style-name="Standard">Firstly, you need to download GDAL 1.4.2 from OSGeo SVN. Enter the folder where you want to download GDAL and run: <text:span text:style-name="Code"><text:span text:style-name="T22">svn co http://svn.osgeo.org/gdal/tags/1.4.2/gdal</text:span></text:span><text:span text:style-name="T8"> gdal</text:span></text:p>
      <text:p text:style-name="Standard">Then, you need to apply the patch available at this location:</text:p>
      <text:p text:style-name="Standard"><text:a xlink:type="simple" xlink:href="https://imageio-ext.dev.java.net/svn/imageio-ext/trunk/jiio-ext/patches/1.4.2GDAL.patch"><text:span text:style-name="T8">https://imageio-ext.dev.java.net/svn/imageio-ext/trunk/patches/1.4.2GDAL.patch</text:span></text:a></text:p>
      <text:p text:style-name="Standard"/>
      <text:p text:style-name="Standard">This patch contains several changes for:</text:p>
      <text:list text:style-name="L6">
        <text:list-item>
          <text:p text:style-name="P26">Kakadu support: Multithreading added; More Kakadu options supported. Makefile modified</text:p>
        </text:list-item>
        <text:list-item>
          <text:p text:style-name="P26">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9">patch -p0 &lt;PATH_TO_DOWNLOADED_PATCH/1.4.2GDAL.patch </text:p>
      <text:p text:style-name="Standard">(where <text:span text:style-name="T8">PATH_TO_DOWNLOADED_PATCH</text:span> represent the location where you downloaded the patch, as an instance, <text:span text:style-name="T8">/home/me/Desktop/)</text:span></text:p>
      <text:p text:style-name="Standard"/>
      <text:p text:style-name="Standard">Next step is configuring GDAL by means of the<text:span text:style-name="T8">./configure</text:span> command. Such a command allows to specify several options to enable formats, change build properties, customize libraries and much more. Depending on the required formats you wish to enable on GDAL, you need to add some options to this command.</text:p>
      <text:p text:style-name="Standard"/>
      <text:h text:style-name="Heading_20_6" text:outline-level="6">4<text:bookmark-start text:name="DDE_LINK111111"/>.7.2.1 – <text:bookmark-end text:name="DDE_LINK111111"/>Kakadu configuration option </text:h>
      <text:p text:style-name="Standard">Add <text:span text:style-name="T8">--with-kakadu=KAKADU_FOLDER --without-libtool</text:span> option to the <text:span text:style-name="T8">./configure </text:span>command, where <text:span text:style-name="T8">KAKADU_FOLDER </text:span>represents the path where your Kakadu library is located.</text:p>
      <text:p text:style-name="Standard">Checks the <text:span text:style-name="T8">GDAL/frmts/jp2kakadu/GNUmakefile</text:span> file is properly set. </text:p>
      <text:p text:style-name="Standard">(Probably, you should add <text:span text:style-name="T8">$(KAKDIR)/apps/make/kdu_stripe_decompressor.o</text:span> to the <text:span text:style-name="T8">APPOBJ</text:span> setting (at the line stating “<text:span text:style-name="T8"># The following are just for Kakadu 5.1 or later. APPOBJ+=...</text:span>))</text:p>
      <text:p text:style-name="Standard"/>
      <text:h text:style-name="Heading_20_6" text:outline-level="6">4<text:bookmark-start text:name="DDE_LINK1111111"/>.7.2.2 – <text:bookmark-end text:name="DDE_LINK1111111"/>MrSID configuration option </text:h>
      <text:p text:style-name="Standard">Add <text:span text:style-name="T8">--with-mrsid=MRSID_FOLDER </text:span>option to the <text:span text:style-name="T8">./configure </text:span>command, where <text:span text:style-name="T8">MRSID_FOLDER</text:span> represents the path where you previously downloaded GeoDSDK.</text:p>
      <text:p text:style-name="Standard"/>
      <text:p text:style-name="P11"><text:span text:style-name="T5">NOTE</text:span>: During the future build process (4.7.3) a similar error could occur:</text:p>
      <text:p text:style-name="P9"><text:span text:style-name="Code"><text:span text:style-name="T18">/......./include/base/lti_sceneBuffer.h:356: </text:span></text:span><text:span text:style-name="Code"><text:span text:style-name="T17"><text:line-break/>error: extra qualification 'LizardTech::LTISceneBuffer::' on member </text:span></text:span></text:p>
      <text:p text:style-name="Standard"><text:span text:style-name="T17">You need to fix the issue in the </text:span><text:span text:style-name="T18">header </text:span><text:span text:style-name="T8">MRSID_FOLDER/include/</text:span><text:span text:style-name="T9">base/lti_sceneBuffer.h</text:span><text:span text:style-name="T17"> by simply removing the extra qualification from the </text:span><text:span text:style-name="T8">inWindow</text:span><text:span text:style-name="T17"> declaration. Line 356 should look <text:line-break/>like this: </text:span><text:span text:style-name="T8">bool inWindow(lt_uint32 x, lt_uint32 y) const; </text:span><text:span text:style-name="T17"><text:line-break/>Then repeat build process as suggested in 4.7.3.</text:span></text:p>
      <text:p text:style-name="Standard"/>
      <text:h text:style-name="Heading_20_4" text:outline-level="4">4.7.3 – GDAL Building</text:h>
      <text:p text:style-name="Standard"><text:span text:style-name="T17">Finally</text:span>, you are ready to build GDAL. Supposing you properly configured it as explained in section 4.7.2, run the following commands:</text:p>
      <text:p text:style-name="P9">make clean</text:p>
      <text:p text:style-name="P9">make</text:p>
      <text:p text:style-name="P9">make install</text:p>
      <text:p text:style-name="Standard">When the build is terminated, copy the generated libs in <text:span text:style-name="T8">/usr/lib</text:span> and run <text:span text:style-name="T8">ldconfig</text:span>. </text:p>
      <text:p text:style-name="Standard">Next step is generating JAVA bindings.</text:p>
      <text:p text:style-name="Standard"/>
      <text:h text:style-name="Heading_20_4" text:outline-level="4">4.7.4 – Generating JAVA Bindings</text:h>
      <text:p text:style-name="Text_20_body"><text:span text:style-name="T17">SWIG will generate java bindings for you.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8">/usr/lib</text:span> and run <text:span text:style-name="T8">ldconfig</text:span>.<text:line-break/></text:p>
      <text:h text:style-name="Heading_20_3" text:outline-level="3">4.8 – ImageI/O-EXT Project</text:h>
      <text:p text:style-name="Standard">You need to download the <text:span text:style-name="T3">imageio-ext</text:span> project from Java.net SVN. Enter the folder where you want to download ImageI/O-EXT and run: </text:p>
      <text:p text:style-name="Standard"><text:span text:style-name="Code"><text:span text:style-name="T10">svn co </text:span></text:span><text:span text:style-name="Code">https://imageio-ext.dev.java.net/svn/imageio-ext/trunk imageio-ext --username MYUSERNAME</text:span></text:p>
      <text:p text:style-name="Standard">(Note: MYUSERNAME need to be replaced with your own username)<text:line-break/></text:p>
      <text:p text:style-name="Standard"><text:line-break/>After doing this, you need to install the ITTJP2KProfileSchema.jar in your maven repository.<text:line-break/>From <text:span text:style-name="Code">imageio-ext/trunk/plugin/jp2kakadu/profiles</text:span>, run: <text:line-break/><text:span text:style-name="Code">mvn install:install-file -DgroupId=it.geosolutions.jp2 -DartifactId=ITTJP2EncodingProfileSchema -Dversion=1.0-SNAPSHOT -Dpackaging=jar -Dfile=ITTJP2KProfileSchema.jar</text:span><text:line-break/></text:p>
      <text:p text:style-name="Standard">Then, enter in <text:span text:style-name="Code">imageio-ext/trunk/</text:span> and run: <text:line-break/><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17">First of all, you may download Eclipse from this site: </text:span><text:a xlink:type="simple" xlink:href="http://www.eclipse.org/downloads/"><text:span text:style-name="Code"><text:span text:style-name="T17">http://www.eclipse.org/downloads/</text:span></text:span></text:a></text:p>
      <text:p text:style-name="P11">From the “<text:span text:style-name="T11">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7">Alternatively, if you are interested in a single plugin, you may enter in the proper subfolder, as an instance, </text:span><text:span text:style-name="Code"><text:span text:style-name="T17">imageio-ext/trunk/plugin/jp2kak and </text:span></text:span><text:span text:style-name="T17">and run the same command.</text:span></text:p>
      <text:p text:style-name="P11"/>
      <text:p text:style-name="Standard"><text:span text:style-name="T17">A</text:span>t this point, you should be ready to run eclipse and import the just produced projects from eclipse as follow. From the main <text:span text:style-name="T11">File</text:span> menu:<text:line-break/><text:span text:style-name="T11">File-&gt;“Import</text:span><text:span text:style-name="T11">”</text:span><text:span text:style-name="T11">-&gt;“General</text:span><text:span text:style-name="T11">”</text:span><text:span text:style-name="T11">-&gt;“Existings Projects into Workspace</text:span><text:span text:style-name="T11">”</text:span><text:span text:style-name="T11">-&gt;</text:span> and select the root directory where you previously downloaded the whole ImageI/O-Ext project. </text:p>
      <text:p text:style-name="Standard">When ready, the “<text:span text:style-name="T11">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1">M2_REPO</text:span> variable as explained here below: <text:line-break/>Open the properties of one of your just imported projects and select “<text:span text:style-name="T11">Java Build Path</text:span>” entry in the left column. Then go to the “<text:span text:style-name="T11">Libraries</text:span>” Tab and check if your <text:span text:style-name="T19">M2_REPO</text:span> variable has been defined.<text:line-break/>To define it, click on “<text:span text:style-name="T11">Add Variable”-&gt;“Configure Variables...”-&gt;“New...” </text:span><text:span text:style-name="T20">Set </text:span>“<text:span text:style-name="T19">M2_REPO</text:span>” as Name and a proper location as Path... usually, the maven repo is located on <text:span text:style-name="Code">/root/m2/repository</text:span>. <text:line-break/><text:line-break/>You should be almost ready to run/debug some test classes. </text:p>
      <text:p text:style-name="Standard">Select a test class from src/test/java of a plugin project and select <text:span text:style-name="T11">Run As-&gt;Open Run Dialog</text:span>.<text:line-break/>Then select the “<text:span text:style-name="T11">Environment</text:span>” tab and check whether the LD_LIBRARY_PATH has been properly specified (it should link to a folder (or a set of folders) where required .SO are stored (usually on <text:span text:style-name="Code">/usr/lib</text:span>...)) <text:line-break/><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1">Run As -&gt; Run...</text:span> . Then go in the <text:span text:style-name="T11">Arguments</text:span> TAB and add the following line in the “<text:span text:style-name="T11">VM arguments:</text:span>” box:</text:p>
      <text:p text:style-name="P9">-Dorg.geotools.test.interactive=tr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4</text:page-number></text:span><text:span text:style-name="T1"> of </text:span><text:span text:style-name="T1"><text:page-count>16</text:page-count></text:span></text:p>
        <text:p text:style-name="Footer"><text:span text:style-name="T1"><draw:frame draw:style-name="fr1" draw:name="immagini10" text:anchor-type="as-char" svg:width="1.75cm" svg:height="1.801cm" draw:z-index="16"><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2"><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Alessio Fabiani</meta:initial-creator>
    <meta:creation-date>2007-06-12T11:59:00</meta:creation-date>
    <dc:date>2007-09-25T00:04:12</dc:date>
    <meta:print-date>2007-08-14T13:10:15</meta:print-date>
    <dc:language>it-IT</dc:language>
    <meta:editing-cycles>139</meta:editing-cycles>
    <meta:editing-duration>P3DT13H19M36S</meta:editing-duration>
    <meta:user-defined meta:name="Info 1"/>
    <meta:user-defined meta:name="Info 2"/>
    <meta:user-defined meta:name="Info 3"/>
    <meta:user-defined meta:name="Info 4"/>
    <meta:document-statistic meta:table-count="1" meta:image-count="5" meta:object-count="0" meta:page-count="16" meta:paragraph-count="268" meta:word-count="4481" meta:character-count="27736"/>
  </office:meta>
</office:document-meta>
</file>